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25C967A30722343B945.png" manifest:media-type="image/png"/>
  <manifest:file-entry manifest:full-path="Pictures/1000020100000505000002E85E388938544A7FF6.png" manifest:media-type="image/png"/>
  <manifest:file-entry manifest:full-path="Pictures/1000020100000505000002E8C71D32521FE6898D.png" manifest:media-type="image/png"/>
  <manifest:file-entry manifest:full-path="Pictures/1000020100000505000002E890A8238037D5235D.png" manifest:media-type="image/png"/>
  <manifest:file-entry manifest:full-path="Pictures/1000020100000505000002E8D01E90D393F5C5A8.png" manifest:media-type="image/png"/>
  <manifest:file-entry manifest:full-path="Pictures/1000020100000505000002E84CA223C0AA910A0B.png" manifest:media-type="image/png"/>
  <manifest:file-entry manifest:full-path="Pictures/10000000000002D400000076E25C1CB1E4147344.png" manifest:media-type="image/png"/>
  <manifest:file-entry manifest:full-path="Pictures/1000020100000505000002E889F63DAC91B98970.png" manifest:media-type="image/png"/>
  <manifest:file-entry manifest:full-path="Pictures/1000020100000505000002E8FA9D87C6BA1229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c45" officeooo:paragraph-rsid="00188c45"/>
    </style:style>
    <style:style style:name="P2" style:family="paragraph" style:parent-style-name="Standard">
      <style:text-properties style:text-underline-style="solid" style:text-underline-width="auto" style:text-underline-color="font-color" officeooo:rsid="00188c45" officeooo:paragraph-rsid="00188c45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/>
      <text:p text:style-name="P2"><draw:frame draw:style-name="fr1" draw:name="Imagen1" text:anchor-type="paragraph" svg:width="25.7cm" svg:height="14.878cm" draw:z-index="0"><draw:image xlink:href="Pictures/1000020100000505000002E8C71D32521FE6898D.pn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n2" text:anchor-type="paragraph" svg:width="25.7cm" svg:height="14.878cm" draw:z-index="1"><draw:image xlink:href="Pictures/1000020100000505000002E890A8238037D5235D.pn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n3" text:anchor-type="paragraph" svg:width="25.7cm" svg:height="14.878cm" draw:z-index="2"><draw:image xlink:href="Pictures/1000020100000505000002E8FA9D87C6BA12297A.pn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2" draw:name="Imagen4" text:anchor-type="paragraph" svg:width="19.156cm" svg:height="3.122cm" draw:z-index="3"><draw:image xlink:href="Pictures/10000000000002D400000076E25C1CB1E414734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5" text:anchor-type="paragraph" svg:width="25.7cm" svg:height="14.878cm" draw:z-index="4"><draw:image xlink:href="Pictures/1000020100000505000002E84CA223C0AA910A0B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n6" text:anchor-type="paragraph" svg:width="25.7cm" svg:height="14.878cm" draw:z-index="5"><draw:image xlink:href="Pictures/1000020100000505000002E889F63DAC91B98970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2" draw:name="Imagen7" text:anchor-type="paragraph" svg:width="18.706cm" svg:height="15.981cm" draw:z-index="6"><draw:image xlink:href="Pictures/10000000000002C30000025C967A30722343B94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8" text:anchor-type="paragraph" svg:width="25.7cm" svg:height="14.878cm" draw:z-index="7"><draw:image xlink:href="Pictures/1000020100000505000002E8D01E90D393F5C5A8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n9" text:anchor-type="paragraph" svg:width="25.7cm" svg:height="14.878cm" draw:z-index="8"><draw:image xlink:href="Pictures/1000020100000505000002E85E388938544A7FF6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3:35:38.472440924</meta:creation-date>
    <dc:date>2017-05-26T14:05:14.220658708</dc:date>
    <meta:editing-duration>PT47S</meta:editing-duration>
    <meta:editing-cycles>1</meta:editing-cycles>
    <meta:document-statistic meta:table-count="0" meta:image-count="9" meta:object-count="0" meta:page-count="9" meta:paragraph-count="0" meta:word-count="0" meta:character-count="0" meta:non-whitespace-character-count="0"/>
    <meta:generator>LibreOffice/5.1.6.2$Linux_X86_64 LibreOffice_project/10m0$Build-2</meta:generator>
  </office:meta>
</office:document-meta>
</file>